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1" style:family="table-cell" style:parent-style-name="Default">
      <style:table-cell-properties fo:border-bottom="none" fo:border-left="0.06pt solid #000000" fo:border-right="none" fo:border-top="0.06pt solid #000000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none" fo:border-left="none" fo:border-right="none" fo:border-top="0.06pt solid #000000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order-bottom="0.06pt solid #000000" fo:border-left="none" fo:border-right="none" fo:border-top="none"/>
    </style:style>
    <style:style style:name="ce36" style:family="table-cell" style:parent-style-name="Default" style:data-style-name="N61"/>
    <style:style style:name="ce7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none" fo:background-color="#ff4000" style:text-align-source="fix" style:repeat-content="false" fo:border-left="none" fo:border-right="none" fo:border-top="0.06pt solid #000000"/>
      <style:paragraph-properties fo:text-align="center" fo:margin-left="0in"/>
    </style:style>
    <style:style style:name="ce37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3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</style:style>
    <style:style style:name="ce40" style:family="table-cell" style:parent-style-name="Default" style:data-style-name="N61">
      <style:table-cell-properties fo:border-bottom="none" fo:background-color="transparent" fo:border-left="none" fo:border-right="0.06pt solid #000000" fo:border-top="none"/>
    </style:style>
    <style:style style:name="ce41" style:family="table-cell" style:parent-style-name="Default" style:data-style-name="N61">
      <style:table-cell-properties fo:border-bottom="none" fo:border-left="none" fo:border-right="0.06pt solid #000000" fo:border-top="0.06pt solid #000000"/>
    </style:style>
    <style:style style:name="ce42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5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location used for order of convergence. Every calculation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X=9.67325</text:p>
          </table:table-cell>
          <table:table-cell table:number-columns-repeated="1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Used Equation A.12 from Jackson Reid’s dissertation. Derived from Richardson’s extrapolation information from Numerical Methods textbook</text:p>
          </table:table-cell>
          <table:table-cell table:number-columns-repeated="1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Percent Semi</text:p>
          </table:table-cell>
          <table:table-cell office:value-type="string" calcext:value-type="string">
            <text:p>AoA</text:p>
          </table:table-cell>
          <table:table-cell table:style-name="ce34" office:value-type="string" calcext:value-type="string" table:number-columns-spanned="4" table:number-rows-spanned="1">
            <text:p>Formulation Difference Cp Values</text:p>
          </table:table-cell>
          <table:covered-table-cell table:number-columns-repeated="3"/>
          <table:table-cell office:value-type="string" calcext:value-type="string">
            <text:p>P – order of convergence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5" office:value-type="string" calcext:value-type="string">
            <text:p>10 Node</text:p>
          </table:table-cell>
          <table:table-cell table:style-name="ce35" office:value-type="string" calcext:value-type="string">
            <text:p>20 Node</text:p>
          </table:table-cell>
          <table:table-cell table:style-name="ce35" office:value-type="string" calcext:value-type="string">
            <text:p>40 Node</text:p>
          </table:table-cell>
          <table:table-cell table:style-name="ce35" office:value-type="string" calcext:value-type="string">
            <text:p>80 Node</text:p>
          </table:table-cell>
          <table:table-cell office:value-type="string" calcext:value-type="string">
            <text:p>10,20,40</text:p>
          </table:table-cell>
          <table:table-cell office:value-type="string" calcext:value-type="string">
            <text:p>20,40,80</text:p>
          </table:table-cell>
          <table:table-cell table:number-columns-repeated="12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ce32" office:value-type="float" office:value="4.2" calcext:value-type="float">
            <text:p>4.2</text:p>
          </table:table-cell>
          <table:table-cell office:value-type="float" office:value="0.000218342" calcext:value-type="float">
            <text:p>0.000218342</text:p>
          </table:table-cell>
          <table:table-cell table:formula="of:=0.0000263403" office:value-type="float" office:value="0.0000263403" calcext:value-type="float">
            <text:p>2.63403E-05</text:p>
          </table:table-cell>
          <table:table-cell table:formula="of:=0.000005504" office:value-type="float" office:value="0.000005504" calcext:value-type="float">
            <text:p>5.504E-06</text:p>
          </table:table-cell>
          <table:table-cell table:style-name="ce38" office:value-type="string" calcext:value-type="string">
            <text:p>X</text:p>
          </table:table-cell>
          <table:table-cell table:formula="of:=(LN(([.C10]-[.D10])/([.D10]-[.E10])))/LN(2)" office:value-type="float" office:value="3.20394806543812" calcext:value-type="float">
            <text:p>3.20394806543812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ce32" office:value-type="float" office:value="10.4" calcext:value-type="float">
            <text:p>10.4</text:p>
          </table:table-cell>
          <table:table-cell office:value-type="float" office:value="0.000193679" calcext:value-type="float">
            <text:p>0.000193679</text:p>
          </table:table-cell>
          <table:table-cell table:formula="of:=0.0000198626" office:value-type="float" office:value="0.0000198626" calcext:value-type="float">
            <text:p>1.98626E-05</text:p>
          </table:table-cell>
          <table:table-cell table:formula="of:==0.00000240152" office:value-type="float" office:value="0.00000240152" calcext:value-type="float">
            <text:p>2.40152E-06</text:p>
          </table:table-cell>
          <table:table-cell table:style-name="ce38" office:value-type="string" calcext:value-type="string">
            <text:p>X</text:p>
          </table:table-cell>
          <table:table-cell table:formula="of:=(LN(([.C11]-[.D11])/([.D11]-[.E11])))/LN(2)" office:value-type="float" office:value="3.31534951017101" calcext:value-type="float">
            <text:p>3.31534951017101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2" office:value-type="float" office:value="4.2" calcext:value-type="float">
            <text:p>4.2</text:p>
          </table:table-cell>
          <table:table-cell table:style-name="ce33" office:value-type="float" office:value="0.000703339" calcext:value-type="float">
            <text:p>0.000703339</text:p>
          </table:table-cell>
          <table:table-cell table:style-name="ce33" table:formula="of:=0.0000663763" office:value-type="float" office:value="0.0000663763" calcext:value-type="float">
            <text:p>6.63763E-05</text:p>
          </table:table-cell>
          <table:table-cell table:style-name="ce33" table:formula="of:=0.00000959511" office:value-type="float" office:value="0.00000959511" calcext:value-type="float">
            <text:p>9.59511E-06</text:p>
          </table:table-cell>
          <table:table-cell table:style-name="ce39" table:formula="of:=0.000003676" office:value-type="float" office:value="0.000003676" calcext:value-type="float">
            <text:p>3.676E-06</text:p>
          </table:table-cell>
          <table:table-cell table:formula="of:=(LN(([.C12]-[.D12])/([.D12]-[.E12])))/LN(2)" office:value-type="float" office:value="3.48772390196517" calcext:value-type="float">
            <text:p>3.48772390196517</text:p>
          </table:table-cell>
          <table:table-cell table:formula="of:=(LN(([.D12]-[.E12])/([.E12]-[.F12])))/LN(2)" office:value-type="float" office:value="3.26196091186046" calcext:value-type="float">
            <text:p>3.26196091186046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2" office:value-type="float" office:value="10.5" calcext:value-type="float">
            <text:p>10.5</text:p>
          </table:table-cell>
          <table:table-cell office:value-type="float" office:value="0.000504798" calcext:value-type="float">
            <text:p>0.000504798</text:p>
          </table:table-cell>
          <table:table-cell table:formula="of:=0.0000357596" office:value-type="float" office:value="0.0000357596" calcext:value-type="float">
            <text:p>3.57596E-05</text:p>
          </table:table-cell>
          <table:table-cell table:formula="of:=0.00000398957" office:value-type="float" office:value="0.00000398957" calcext:value-type="float">
            <text:p>3.98957E-06</text:p>
          </table:table-cell>
          <table:table-cell table:style-name="ce32" table:formula="of:=0.000000170373" office:value-type="float" office:value="0.000000170373" calcext:value-type="float">
            <text:p>1.70373E-07</text:p>
          </table:table-cell>
          <table:table-cell table:formula="of:=(LN(([.C13]-[.D13])/([.D13]-[.E13])))/LN(2)" office:value-type="float" office:value="3.88396768300257" calcext:value-type="float">
            <text:p>3.88396768300257</text:p>
          </table:table-cell>
          <table:table-cell table:formula="of:=(LN(([.D13]-[.E13])/([.E13]-[.F13])))/LN(2)" office:value-type="float" office:value="3.05632520896841" calcext:value-type="float">
            <text:p>3.05632520896841</text:p>
          </table:table-cell>
          <table:table-cell table:number-columns-repeated="12"/>
        </table:table-row>
        <table:table-row table:style-name="ro1">
          <table:table-cell office:value-type="float" office:value="89.8" calcext:value-type="float">
            <text:p>89.8</text:p>
          </table:table-cell>
          <table:table-cell table:style-name="ce32" office:value-type="float" office:value="4.3" calcext:value-type="float">
            <text:p>4.3</text:p>
          </table:table-cell>
          <table:table-cell office:value-type="float" office:value="-0.0319028" calcext:value-type="float">
            <text:p>-0.0319028</text:p>
          </table:table-cell>
          <table:table-cell office:value-type="float" office:value="-0.00516025" calcext:value-type="float">
            <text:p>-0.00516025</text:p>
          </table:table-cell>
          <table:table-cell office:value-type="float" office:value="-0.00111284" calcext:value-type="float">
            <text:p>-0.00111284</text:p>
          </table:table-cell>
          <table:table-cell table:style-name="ce32" office:value-type="float" office:value="-0.000247784" calcext:value-type="float">
            <text:p>-0.000247784</text:p>
          </table:table-cell>
          <table:table-cell table:formula="of:=(LN(([.C14]-[.D14])/([.D14]-[.E14])))/LN(2)" office:value-type="float" office:value="2.72406613264999" calcext:value-type="float">
            <text:p>2.72406613264999</text:p>
          </table:table-cell>
          <table:table-cell table:formula="of:=(LN(([.D14]-[.E14])/([.E14]-[.F14])))/LN(2)" office:value-type="float" office:value="2.22613356573016" calcext:value-type="float">
            <text:p>2.22613356573016</text:p>
          </table:table-cell>
          <table:table-cell table:number-columns-repeated="12"/>
        </table:table-row>
        <table:table-row table:style-name="ro1">
          <table:table-cell office:value-type="float" office:value="89.8" calcext:value-type="float">
            <text:p>89.8</text:p>
          </table:table-cell>
          <table:table-cell table:style-name="ce32" office:value-type="float" office:value="10.7" calcext:value-type="float">
            <text:p>10.7</text:p>
          </table:table-cell>
          <table:table-cell table:style-name="ce33" office:value-type="float" office:value="-0.0361729" calcext:value-type="float">
            <text:p>-0.0361729</text:p>
          </table:table-cell>
          <table:table-cell table:style-name="ce33" office:value-type="float" office:value="-0.00554109" calcext:value-type="float">
            <text:p>-0.00554109</text:p>
          </table:table-cell>
          <table:table-cell table:style-name="ce33" office:value-type="float" office:value="-0.00117965" calcext:value-type="float">
            <text:p>-0.00117965</text:p>
          </table:table-cell>
          <table:table-cell table:style-name="ce39" office:value-type="float" office:value="-0.00025954" calcext:value-type="float">
            <text:p>-0.00025954</text:p>
          </table:table-cell>
          <table:table-cell table:formula="of:=(LN(([.C15]-[.D15])/([.D15]-[.E15])))/LN(2)" office:value-type="float" office:value="2.81215416883869" calcext:value-type="float">
            <text:p>2.81215416883869</text:p>
          </table:table-cell>
          <table:table-cell table:formula="of:=(LN(([.D15]-[.E15])/([.E15]-[.F15])))/LN(2)" office:value-type="float" office:value="2.24492629065218" calcext:value-type="float">
            <text:p>2.24492629065218</text:p>
          </table:table-cell>
          <table:table-cell table:number-columns-repeated="12"/>
        </table:table-row>
        <table:table-row table:style-name="ro1">
          <table:table-cell office:value-type="float" office:value="94.9" calcext:value-type="float">
            <text:p>94.9</text:p>
          </table:table-cell>
          <table:table-cell table:style-name="ce32" office:value-type="float" office:value="4.3" calcext:value-type="float">
            <text:p>4.3</text:p>
          </table:table-cell>
          <table:table-cell office:value-type="float" office:value="-0.131024" calcext:value-type="float">
            <text:p>-0.131024</text:p>
          </table:table-cell>
          <table:table-cell office:value-type="float" office:value="-0.0174202" calcext:value-type="float">
            <text:p>-0.0174202</text:p>
          </table:table-cell>
          <table:table-cell office:value-type="float" office:value="-0.00315087" calcext:value-type="float">
            <text:p>-0.00315087</text:p>
          </table:table-cell>
          <table:table-cell table:style-name="ce32" office:value-type="float" office:value="-0.000676191" calcext:value-type="float">
            <text:p>-0.000676191</text:p>
          </table:table-cell>
          <table:table-cell table:formula="of:=(LN(([.C16]-[.D16])/([.D16]-[.E16])))/LN(2)" office:value-type="float" office:value="2.99302159177249" calcext:value-type="float">
            <text:p>2.99302159177249</text:p>
          </table:table-cell>
          <table:table-cell table:formula="of:=(LN(([.D16]-[.E16])/([.E16]-[.F16])))/LN(2)" office:value-type="float" office:value="2.5276042913206" calcext:value-type="float">
            <text:p>2.5276042913206</text:p>
          </table:table-cell>
          <table:table-cell table:number-columns-repeated="12"/>
        </table:table-row>
        <table:table-row table:style-name="ro1">
          <table:table-cell office:value-type="float" office:value="94.9" calcext:value-type="float">
            <text:p>94.9</text:p>
          </table:table-cell>
          <table:table-cell table:style-name="ce32" office:value-type="float" office:value="10.7" calcext:value-type="float">
            <text:p>10.7</text:p>
          </table:table-cell>
          <table:table-cell office:value-type="float" office:value="-0.136979" calcext:value-type="float">
            <text:p>-0.136979</text:p>
          </table:table-cell>
          <table:table-cell office:value-type="float" office:value="-0.0186092" calcext:value-type="float">
            <text:p>-0.0186092</text:p>
          </table:table-cell>
          <table:table-cell office:value-type="float" office:value="-0.00325753" calcext:value-type="float">
            <text:p>-0.00325753</text:p>
          </table:table-cell>
          <table:table-cell table:style-name="ce32" office:value-type="float" office:value="-0.000711826" calcext:value-type="float">
            <text:p>-0.000711826</text:p>
          </table:table-cell>
          <table:table-cell table:formula="of:=(LN(([.C17]-[.D17])/([.D17]-[.E17])))/LN(2)" office:value-type="float" office:value="2.94683353944144" calcext:value-type="float">
            <text:p>2.94683353944144</text:p>
          </table:table-cell>
          <table:table-cell table:formula="of:=(LN(([.D17]-[.E17])/([.E17]-[.F17])))/LN(2)" office:value-type="float" office:value="2.59225901903992" calcext:value-type="float">
            <text:p>2.5922590190399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3" table:number-columns-repeated="4"/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Average</text:p>
          </table:table-cell>
          <table:table-cell table:formula="of:=AVERAGE([.G10:.G17])" office:value-type="float" office:value="3.17088307415993" calcext:value-type="float">
            <text:p>3.17088307415993</text:p>
          </table:table-cell>
          <table:table-cell table:formula="of:=AVERAGE([.H10:.H17])" office:value-type="float" office:value="2.65153488126196" calcext:value-type="float">
            <text:p>2.65153488126196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Total Ave</text:p>
          </table:table-cell>
          <table:table-cell table:style-name="ce34" table:formula="of:=AVERAGE([.G10:.H17])" office:value-type="float" office:value="2.94830527720366" calcext:value-type="float" table:number-columns-spanned="2" table:number-rows-spanned="1">
            <text:p>2.94830527720366</text:p>
          </table:table-cell>
          <table:covered-table-cell/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ax</text:p>
          </table:table-cell>
          <table:table-cell table:formula="of:=MAX([.G10:.G17])" office:value-type="float" office:value="3.88396768300257" calcext:value-type="float">
            <text:p>3.88396768300257</text:p>
          </table:table-cell>
          <table:table-cell table:formula="of:=MAX([.H10:.H17])" office:value-type="float" office:value="3.26196091186046" calcext:value-type="float">
            <text:p>3.26196091186046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in</text:p>
          </table:table-cell>
          <table:table-cell table:formula="of:=MIN([.G10:.G17])" office:value-type="float" office:value="2.72406613264999" calcext:value-type="float">
            <text:p>2.72406613264999</text:p>
          </table:table-cell>
          <table:table-cell table:formula="of:=MIN([.H10:.H17])" office:value-type="float" office:value="2.22613356573016" calcext:value-type="float">
            <text:p>2.22613356573016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tand. Dev</text:p>
          </table:table-cell>
          <table:table-cell table:formula="of:=STDEV([.G10:.G17])" office:value-type="float" office:value="0.385636083442935" calcext:value-type="float">
            <text:p>0.385636083442935</text:p>
          </table:table-cell>
          <table:table-cell table:formula="of:=STDEV([.H10:.H17])" office:value-type="float" office:value="0.424651478842635" calcext:value-type="float">
            <text:p>0.424651478842635</text:p>
          </table:table-cell>
          <table:table-cell table:number-columns-repeated="2"/>
          <table:table-cell table:style-name="ce43" office:value-type="string" calcext:value-type="string" table:number-columns-spanned="2" table:number-rows-spanned="1">
            <text:p>Both Locations Stats</text:p>
          </table:table-cell>
          <table:covered-table-cell table:style-name="ce45"/>
          <table:table-cell table:number-columns-repeated="8"/>
        </table:table-row>
        <table:table-row table:style-name="ro1">
          <table:table-cell table:style-name="ce31"/>
          <table:table-cell table:style-name="ce33" table:number-columns-repeated="7"/>
          <table:table-cell table:number-columns-repeated="2"/>
          <table:table-cell table:style-name="ce44" office:value-type="string" calcext:value-type="string">
            <text:p>Average</text:p>
          </table:table-cell>
          <table:table-cell table:style-name="ce45" table:formula="of:=AVERAGE([.G10:.H17];[.G31:.H38])" office:value-type="float" office:value="2.69604054509024" calcext:value-type="float">
            <text:p>2.69604054509024</text:p>
          </table:table-cell>
          <table:table-cell table:number-columns-repeated="8"/>
        </table:table-row>
        <table:table-row table:style-name="ro1">
          <table:table-cell table:number-columns-repeated="10"/>
          <table:table-cell table:style-name="ce44" office:value-type="string" calcext:value-type="string">
            <text:p>Max</text:p>
          </table:table-cell>
          <table:table-cell table:style-name="ce45" table:formula="of:=MAX([.G10:.H17];[.G31:.H38])" office:value-type="float" office:value="3.88396768300257" calcext:value-type="float">
            <text:p>3.88396768300257</text:p>
          </table:table-cell>
          <table:table-cell table:number-columns-repeated="8"/>
        </table:table-row>
        <table:table-row table:style-name="ro1">
          <table:table-cell table:number-columns-repeated="10"/>
          <table:table-cell table:style-name="ce44" office:value-type="string" calcext:value-type="string">
            <text:p>Min</text:p>
          </table:table-cell>
          <table:table-cell table:style-name="ce45" table:formula="of:=MIN([.G10:.H17];[.G31:.H38])" office:value-type="float" office:value="1.95043355213781" calcext:value-type="float">
            <text:p>1.950433552137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 location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+/- 0.07</text:p>
          </table:table-cell>
          <table:table-cell office:value-type="string" calcext:value-type="string">
            <text:p>Leading Edge is at 20</text:p>
          </table:table-cell>
          <table:table-cell table:number-columns-repeated="6"/>
          <table:table-cell table:style-name="ce44" office:value-type="string" calcext:value-type="string">
            <text:p>Stand. Dev</text:p>
          </table:table-cell>
          <table:table-cell table:style-name="ce45" table:formula="of:=STDEV([.G10:.H17];[.G31:.H38])" office:value-type="float" office:value="0.451991914526307" calcext:value-type="float">
            <text:p>0.451991914526307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Percent Semi</text:p>
          </table:table-cell>
          <table:table-cell office:value-type="string" calcext:value-type="string">
            <text:p>AoA</text:p>
          </table:table-cell>
          <table:table-cell table:style-name="ce34" office:value-type="string" calcext:value-type="string" table:number-columns-spanned="4" table:number-rows-spanned="1">
            <text:p>Formulation Difference Cp Values</text:p>
          </table:table-cell>
          <table:covered-table-cell table:number-columns-repeated="3"/>
          <table:table-cell office:value-type="string" calcext:value-type="string">
            <text:p>P – order of convergence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5" office:value-type="string" calcext:value-type="string">
            <text:p>10 Node</text:p>
          </table:table-cell>
          <table:table-cell table:style-name="ce35" office:value-type="string" calcext:value-type="string">
            <text:p>20 Node</text:p>
          </table:table-cell>
          <table:table-cell table:style-name="ce35" office:value-type="string" calcext:value-type="string">
            <text:p>40 Node</text:p>
          </table:table-cell>
          <table:table-cell table:style-name="ce35" office:value-type="string" calcext:value-type="string">
            <text:p>80 Node</text:p>
          </table:table-cell>
          <table:table-cell office:value-type="string" calcext:value-type="string">
            <text:p>10,20,40</text:p>
          </table:table-cell>
          <table:table-cell office:value-type="string" calcext:value-type="string">
            <text:p>20,40,80</text:p>
          </table:table-cell>
          <table:table-cell table:number-columns-repeated="12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ce32" office:value-type="float" office:value="4.2" calcext:value-type="float">
            <text:p>4.2</text:p>
          </table:table-cell>
          <table:table-cell table:formula="of:=0.0000476451" office:value-type="float" office:value="0.0000476451" calcext:value-type="float">
            <text:p>4.76451E-05</text:p>
          </table:table-cell>
          <table:table-cell table:style-name="ce36" office:value-type="float" office:value="0.00000887768" calcext:value-type="float">
            <text:p>8.88E-06</text:p>
          </table:table-cell>
          <table:table-cell table:style-name="ce36" office:value-type="float" office:value="0.00000279652" calcext:value-type="float">
            <text:p>2.80E-06</text:p>
          </table:table-cell>
          <table:table-cell table:style-name="ce40" office:value-type="float" office:value="0.00000122309" calcext:value-type="float">
            <text:p>1.22E-06</text:p>
          </table:table-cell>
          <table:table-cell table:formula="of:=(LN(([.C31]-[.D31])/([.D31]-[.E31])))/LN(2)" office:value-type="float" office:value="2.67242627232455" calcext:value-type="float">
            <text:p>2.67242627232455</text:p>
          </table:table-cell>
          <table:table-cell table:formula="of:=(LN(([.D31]-[.E31])/([.E31]-[.F31])))/LN(2)" office:value-type="float" office:value="1.95043355213781" calcext:value-type="float">
            <text:p>1.95043355213781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ce32" office:value-type="float" office:value="10.4" calcext:value-type="float">
            <text:p>10.4</text:p>
          </table:table-cell>
          <table:table-cell table:style-name="ce36" office:value-type="float" office:value="0.000048497" calcext:value-type="float">
            <text:p>4.85E-05</text:p>
          </table:table-cell>
          <table:table-cell table:style-name="ce36" office:value-type="float" office:value="0.00000773439" calcext:value-type="float">
            <text:p>7.73E-06</text:p>
          </table:table-cell>
          <table:table-cell table:style-name="ce36" office:value-type="float" office:value="-0.000000350288" calcext:value-type="float">
            <text:p>-3.50E-07</text:p>
          </table:table-cell>
          <table:table-cell table:style-name="ce40" office:value-type="float" office:value="-0.00000185217" calcext:value-type="float">
            <text:p>-1.85E-06</text:p>
          </table:table-cell>
          <table:table-cell table:formula="of:=(LN(([.C32]-[.D32])/([.D32]-[.E32])))/LN(2)" office:value-type="float" office:value="2.33398420948273" calcext:value-type="float">
            <text:p>2.33398420948273</text:p>
          </table:table-cell>
          <table:table-cell table:formula="of:=(LN(([.D32]-[.E32])/([.E32]-[.F32])))/LN(2)" office:value-type="float" office:value="2.42841884705929" calcext:value-type="float">
            <text:p>2.42841884705929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2" office:value-type="float" office:value="4.2" calcext:value-type="float">
            <text:p>4.2</text:p>
          </table:table-cell>
          <table:table-cell table:style-name="ce33" office:value-type="float" office:value="-0.000524326" calcext:value-type="float">
            <text:p>-0.000524326</text:p>
          </table:table-cell>
          <table:table-cell table:style-name="ce33" office:value-type="float" office:value="-0.000130189" calcext:value-type="float">
            <text:p>-0.000130189</text:p>
          </table:table-cell>
          <table:table-cell table:style-name="ce37" office:value-type="float" office:value="-0.0000294281" calcext:value-type="float">
            <text:p>-2.94E-05</text:p>
          </table:table-cell>
          <table:table-cell table:style-name="ce41" office:value-type="float" office:value="-0.000012837" calcext:value-type="float">
            <text:p>-1.28E-05</text:p>
          </table:table-cell>
          <table:table-cell table:formula="of:=(LN(([.C33]-[.D33])/([.D33]-[.E33])))/LN(2)" office:value-type="float" office:value="1.96776127680789" calcext:value-type="float">
            <text:p>1.96776127680789</text:p>
          </table:table-cell>
          <table:table-cell table:formula="of:=(LN(([.D33]-[.E33])/([.E33]-[.F33])))/LN(2)" office:value-type="float" office:value="2.60245446731229" calcext:value-type="float">
            <text:p>2.60245446731229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2" office:value-type="float" office:value="10.5" calcext:value-type="float">
            <text:p>10.5</text:p>
          </table:table-cell>
          <table:table-cell office:value-type="float" office:value="-0.000512417" calcext:value-type="float">
            <text:p>-0.000512417</text:p>
          </table:table-cell>
          <table:table-cell office:value-type="float" office:value="-0.00012297" calcext:value-type="float">
            <text:p>-0.00012297</text:p>
          </table:table-cell>
          <table:table-cell table:style-name="ce36" office:value-type="float" office:value="-0.0000261716" calcext:value-type="float">
            <text:p>-2.62E-05</text:p>
          </table:table-cell>
          <table:table-cell table:style-name="ce42" office:value-type="float" office:value="-0.00000393775" calcext:value-type="float">
            <text:p>-3.94E-06</text:p>
          </table:table-cell>
          <table:table-cell table:formula="of:=(LN(([.C34]-[.D34])/([.D34]-[.E34])))/LN(2)" office:value-type="float" office:value="2.00837189847654" calcext:value-type="float">
            <text:p>2.00837189847654</text:p>
          </table:table-cell>
          <table:table-cell table:formula="of:=(LN(([.D34]-[.E34])/([.E34]-[.F34])))/LN(2)" office:value-type="float" office:value="2.12222541490785" calcext:value-type="float">
            <text:p>2.12222541490785</text:p>
          </table:table-cell>
          <table:table-cell table:number-columns-repeated="12"/>
        </table:table-row>
        <table:table-row table:style-name="ro1">
          <table:table-cell office:value-type="float" office:value="89.8" calcext:value-type="float">
            <text:p>89.8</text:p>
          </table:table-cell>
          <table:table-cell table:style-name="ce32" office:value-type="float" office:value="4.3" calcext:value-type="float">
            <text:p>4.3</text:p>
          </table:table-cell>
          <table:table-cell office:value-type="float" office:value="-0.0130439" calcext:value-type="float">
            <text:p>-0.0130439</text:p>
          </table:table-cell>
          <table:table-cell office:value-type="float" office:value="-0.00187796" calcext:value-type="float">
            <text:p>-0.00187796</text:p>
          </table:table-cell>
          <table:table-cell office:value-type="float" office:value="-0.000318638" calcext:value-type="float">
            <text:p>-0.000318638</text:p>
          </table:table-cell>
          <table:table-cell table:style-name="ce42" office:value-type="float" office:value="-0.0000703139" calcext:value-type="float">
            <text:p>-7.03E-05</text:p>
          </table:table-cell>
          <table:table-cell table:formula="of:=(LN(([.C35]-[.D35])/([.D35]-[.E35])))/LN(2)" office:value-type="float" office:value="2.84011392850809" calcext:value-type="float">
            <text:p>2.84011392850809</text:p>
          </table:table-cell>
          <table:table-cell table:formula="of:=(LN(([.D35]-[.E35])/([.E35]-[.F35])))/LN(2)" office:value-type="float" office:value="2.65062268750767" calcext:value-type="float">
            <text:p>2.65062268750767</text:p>
          </table:table-cell>
          <table:table-cell table:number-columns-repeated="12"/>
        </table:table-row>
        <table:table-row table:style-name="ro1">
          <table:table-cell office:value-type="float" office:value="89.8" calcext:value-type="float">
            <text:p>89.8</text:p>
          </table:table-cell>
          <table:table-cell table:style-name="ce32" office:value-type="float" office:value="10.7" calcext:value-type="float">
            <text:p>10.7</text:p>
          </table:table-cell>
          <table:table-cell table:style-name="ce33" office:value-type="float" office:value="-0.0115843" calcext:value-type="float">
            <text:p>-0.0115843</text:p>
          </table:table-cell>
          <table:table-cell table:style-name="ce33" office:value-type="float" office:value="-0.00186412" calcext:value-type="float">
            <text:p>-0.00186412</text:p>
          </table:table-cell>
          <table:table-cell table:style-name="ce33" office:value-type="float" office:value="-0.000320967" calcext:value-type="float">
            <text:p>-0.000320967</text:p>
          </table:table-cell>
          <table:table-cell table:style-name="ce41" office:value-type="float" office:value="-0.0000654502" calcext:value-type="float">
            <text:p>-6.55E-05</text:p>
          </table:table-cell>
          <table:table-cell table:formula="of:=(LN(([.C36]-[.D36])/([.D36]-[.E36])))/LN(2)" office:value-type="float" office:value="2.65510192132936" calcext:value-type="float">
            <text:p>2.65510192132936</text:p>
          </table:table-cell>
          <table:table-cell table:formula="of:=(LN(([.D36]-[.E36])/([.E36]-[.F36])))/LN(2)" office:value-type="float" office:value="2.59439105353257" calcext:value-type="float">
            <text:p>2.59439105353257</text:p>
          </table:table-cell>
          <table:table-cell table:number-columns-repeated="12"/>
        </table:table-row>
        <table:table-row table:style-name="ro1">
          <table:table-cell office:value-type="float" office:value="94.9" calcext:value-type="float">
            <text:p>94.9</text:p>
          </table:table-cell>
          <table:table-cell table:style-name="ce32" office:value-type="float" office:value="4.3" calcext:value-type="float">
            <text:p>4.3</text:p>
          </table:table-cell>
          <table:table-cell office:value-type="float" office:value="-0.0206405" calcext:value-type="float">
            <text:p>-0.0206405</text:p>
          </table:table-cell>
          <table:table-cell office:value-type="float" office:value="-0.002986" calcext:value-type="float">
            <text:p>-0.002986</text:p>
          </table:table-cell>
          <table:table-cell office:value-type="float" office:value="-0.000497189" calcext:value-type="float">
            <text:p>-0.000497189</text:p>
          </table:table-cell>
          <table:table-cell table:style-name="ce32" office:value-type="float" office:value="-0.000105881" calcext:value-type="float">
            <text:p>-0.000105881</text:p>
          </table:table-cell>
          <table:table-cell table:formula="of:=(LN(([.C37]-[.D37])/([.D37]-[.E37])))/LN(2)" office:value-type="float" office:value="2.8265073810375" calcext:value-type="float">
            <text:p>2.8265073810375</text:p>
          </table:table-cell>
          <table:table-cell table:formula="of:=(LN(([.D37]-[.E37])/([.E37]-[.F37])))/LN(2)" office:value-type="float" office:value="2.66908016591923" calcext:value-type="float">
            <text:p>2.66908016591923</text:p>
          </table:table-cell>
          <table:table-cell table:number-columns-repeated="12"/>
        </table:table-row>
        <table:table-row table:style-name="ro1">
          <table:table-cell office:value-type="float" office:value="94.9" calcext:value-type="float">
            <text:p>94.9</text:p>
          </table:table-cell>
          <table:table-cell table:style-name="ce32" office:value-type="float" office:value="10.7" calcext:value-type="float">
            <text:p>10.7</text:p>
          </table:table-cell>
          <table:table-cell office:value-type="float" office:value="-0.0189972" calcext:value-type="float">
            <text:p>-0.0189972</text:p>
          </table:table-cell>
          <table:table-cell office:value-type="float" office:value="-0.00296187" calcext:value-type="float">
            <text:p>-0.00296187</text:p>
          </table:table-cell>
          <table:table-cell office:value-type="float" office:value="-0.000497105" calcext:value-type="float">
            <text:p>-0.000497105</text:p>
          </table:table-cell>
          <table:table-cell table:style-name="ce42" office:value-type="float" office:value="-0.0000852716" calcext:value-type="float">
            <text:p>-8.53E-05</text:p>
          </table:table-cell>
          <table:table-cell table:formula="of:=(LN(([.C38]-[.D38])/([.D38]-[.E38])))/LN(2)" office:value-type="float" office:value="2.70173203782984" calcext:value-type="float">
            <text:p>2.70173203782984</text:p>
          </table:table-cell>
          <table:table-cell table:formula="of:=(LN(([.D38]-[.E38])/([.E38]-[.F38])))/LN(2)" office:value-type="float" office:value="2.58131735768272" calcext:value-type="float">
            <text:p>2.58131735768272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3" table:number-columns-repeated="4"/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Average</text:p>
          </table:table-cell>
          <table:table-cell table:formula="of:=AVERAGE([.G31:.G38])" office:value-type="float" office:value="2.50074986572456" calcext:value-type="float">
            <text:p>2.50074986572456</text:p>
          </table:table-cell>
          <table:table-cell table:formula="of:=AVERAGE([.H31:.H38])" office:value-type="float" office:value="2.44986794325743" calcext:value-type="float">
            <text:p>2.44986794325743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Total Ave</text:p>
          </table:table-cell>
          <table:table-cell table:style-name="ce34" table:formula="of:=AVERAGE([.G31:.H38])" office:value-type="float" office:value="2.475308904491" calcext:value-type="float" table:number-columns-spanned="2" table:number-rows-spanned="1">
            <text:p>2.475308904491</text:p>
          </table:table-cell>
          <table:covered-table-cell/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ax</text:p>
          </table:table-cell>
          <table:table-cell table:formula="of:=MAX([.G31:.G38])" office:value-type="float" office:value="2.84011392850809" calcext:value-type="float">
            <text:p>2.84011392850809</text:p>
          </table:table-cell>
          <table:table-cell table:formula="of:=MAX([.H31:.H38])" office:value-type="float" office:value="2.66908016591923" calcext:value-type="float">
            <text:p>2.66908016591923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in</text:p>
          </table:table-cell>
          <table:table-cell table:formula="of:=MIN([.G31:.G38])" office:value-type="float" office:value="1.96776127680789" calcext:value-type="float">
            <text:p>1.96776127680789</text:p>
          </table:table-cell>
          <table:table-cell table:formula="of:=MIN([.H31:.H38])" office:value-type="float" office:value="1.95043355213781" calcext:value-type="float">
            <text:p>1.95043355213781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tand. Dev</text:p>
          </table:table-cell>
          <table:table-cell table:formula="of:=STDEV([.G31:.G38])" office:value-type="float" office:value="0.352400094798289" calcext:value-type="float">
            <text:p>0.352400094798289</text:p>
          </table:table-cell>
          <table:table-cell table:formula="of:=STDEV([.H31:.H38])" office:value-type="float" office:value="0.269138677033354" calcext:value-type="float">
            <text:p>0.269138677033354</text:p>
          </table:table-cell>
          <table:table-cell table:number-columns-repeated="1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Percent Semi</text:p>
          </table:table-cell>
          <table:table-cell office:value-type="string" calcext:value-type="string">
            <text:p>AoA</text:p>
          </table:table-cell>
          <table:table-cell table:style-name="ce34" office:value-type="string" calcext:value-type="string" table:number-columns-spanned="4" table:number-rows-spanned="1">
            <text:p>Formulation Difference Lift Coeff. Values</text:p>
          </table:table-cell>
          <table:covered-table-cell table:number-columns-repeated="3"/>
          <table:table-cell office:value-type="string" calcext:value-type="string">
            <text:p>P – order of convergence</text:p>
          </table:table-cell>
          <table:table-cell table:number-columns-repeated="7"/>
          <table:table-cell table:number-columns-spanned="4" table:number-rows-spanned="1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10 Node</text:p>
          </table:table-cell>
          <table:table-cell table:style-name="ce35" office:value-type="string" calcext:value-type="string">
            <text:p>20 Node</text:p>
          </table:table-cell>
          <table:table-cell table:style-name="ce35" office:value-type="string" calcext:value-type="string">
            <text:p>40 Node</text:p>
          </table:table-cell>
          <table:table-cell table:style-name="ce35" office:value-type="string" calcext:value-type="string">
            <text:p>80 Node</text:p>
          </table:table-cell>
          <table:table-cell office:value-type="string" calcext:value-type="string">
            <text:p>10,20,40</text:p>
          </table:table-cell>
          <table:table-cell office:value-type="string" calcext:value-type="string">
            <text:p>20,40,80</text:p>
          </table:table-cell>
          <table:table-cell table:number-columns-repeated="12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ce32" office:value-type="float" office:value="4.2" calcext:value-type="float">
            <text:p>4.2</text:p>
          </table:table-cell>
          <table:table-cell office:value-type="float" office:value="-0.00078123249750206" calcext:value-type="float">
            <text:p>-0.000781232497502</text:p>
          </table:table-cell>
          <table:table-cell table:style-name="ce36" office:value-type="float" office:value="-0.000627088826118616" calcext:value-type="float">
            <text:p>-6.27E-04</text:p>
          </table:table-cell>
          <table:table-cell table:style-name="ce36" office:value-type="float" office:value="-0.000115389819031364" calcext:value-type="float">
            <text:p>-1.15E-04</text:p>
          </table:table-cell>
          <table:table-cell table:style-name="ce40" office:value-type="float" office:value="-0.000123265293686448" calcext:value-type="float">
            <text:p>-1.23E-04</text:p>
          </table:table-cell>
          <table:table-cell table:formula="of:=(LN(([.C51]-[.D51])/([.D51]-[.E51])))/LN(2)" office:value-type="float" office:value="-1.73101977541763" calcext:value-type="float">
            <text:p>-1.73101977541763</text:p>
          </table:table-cell>
          <table:table-cell table:formula="of:=(LN(([.D51]-[.E51])/([.E51]-[.F51])))/LN(2)" office:value-type="string" office:string-value="" calcext:value-type="error">
            <text:p>Err:502</text:p>
          </table:table-cell>
          <table:table-cell table:number-columns-repeated="12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ce32" office:value-type="float" office:value="10.4" calcext:value-type="float">
            <text:p>10.4</text:p>
          </table:table-cell>
          <table:table-cell table:style-name="ce36" office:value-type="float" office:value="0.00158261504430968" calcext:value-type="float">
            <text:p>1.58E-03</text:p>
          </table:table-cell>
          <table:table-cell table:style-name="ce36" office:value-type="float" office:value="-0.000120665877897608" calcext:value-type="float">
            <text:p>-1.21E-04</text:p>
          </table:table-cell>
          <table:table-cell table:style-name="ce36" office:value-type="float" office:value="0.000000968981134441549" calcext:value-type="float">
            <text:p>9.69E-07</text:p>
          </table:table-cell>
          <table:table-cell table:style-name="ce40" office:value-type="float" office:value="-0.0000381640567841401" calcext:value-type="float">
            <text:p>-3.82E-05</text:p>
          </table:table-cell>
          <table:table-cell table:formula="of:=(LN(([.C52]-[.D52])/([.D52]-[.E52])))/LN(2)" office:value-type="string" office:string-value="" calcext:value-type="error">
            <text:p>Err:502</text:p>
          </table:table-cell>
          <table:table-cell table:formula="of:=(LN(([.D52]-[.E52])/([.E52]-[.F52])))/LN(2)" office:value-type="string" office:string-value="" calcext:value-type="error">
            <text:p>Err:502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2" office:value-type="float" office:value="4.2" calcext:value-type="float">
            <text:p>4.2</text:p>
          </table:table-cell>
          <table:table-cell table:style-name="ce33" office:value-type="float" office:value="0.0160726755660008" calcext:value-type="float">
            <text:p>0.016072675566001</text:p>
          </table:table-cell>
          <table:table-cell table:style-name="ce33" office:value-type="float" office:value="0.00280205531369759" calcext:value-type="float">
            <text:p>0.002802055313698</text:p>
          </table:table-cell>
          <table:table-cell table:style-name="ce37" office:value-type="float" office:value="0.00028487830730306" calcext:value-type="float">
            <text:p>2.85E-04</text:p>
          </table:table-cell>
          <table:table-cell table:style-name="ce41" office:value-type="float" office:value="-0.0000138630860728739" calcext:value-type="float">
            <text:p>-1.39E-05</text:p>
          </table:table-cell>
          <table:table-cell table:formula="of:=(LN(([.C53]-[.D53])/([.D53]-[.E53])))/LN(2)" office:value-type="float" office:value="2.39835722741929" calcext:value-type="float">
            <text:p>2.39835722741929</text:p>
          </table:table-cell>
          <table:table-cell table:formula="of:=(LN(([.D53]-[.E53])/([.E53]-[.F53])))/LN(2)" office:value-type="float" office:value="3.07483761420756" calcext:value-type="float">
            <text:p>3.07483761420756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2" office:value-type="float" office:value="10.5" calcext:value-type="float">
            <text:p>10.5</text:p>
          </table:table-cell>
          <table:table-cell office:value-type="float" office:value="0.0936560033700147" calcext:value-type="float">
            <text:p>0.093656003370015</text:p>
          </table:table-cell>
          <table:table-cell office:value-type="float" office:value="0.00864887239858803" calcext:value-type="float">
            <text:p>0.008648872398588</text:p>
          </table:table-cell>
          <table:table-cell table:style-name="ce36" office:value-type="float" office:value="0.000795754582949115" calcext:value-type="float">
            <text:p>7.96E-04</text:p>
          </table:table-cell>
          <table:table-cell table:style-name="ce42" office:value-type="float" office:value="0.0000964518479182885" calcext:value-type="float">
            <text:p>9.65E-05</text:p>
          </table:table-cell>
          <table:table-cell table:formula="of:=(LN(([.C54]-[.D54])/([.D54]-[.E54])))/LN(2)" office:value-type="float" office:value="3.43624642304749" calcext:value-type="float">
            <text:p>3.43624642304749</text:p>
          </table:table-cell>
          <table:table-cell table:formula="of:=(LN(([.D54]-[.E54])/([.E54]-[.F54])))/LN(2)" office:value-type="float" office:value="3.48927648834483" calcext:value-type="float">
            <text:p>3.48927648834483</text:p>
          </table:table-cell>
          <table:table-cell table:number-columns-repeated="12"/>
        </table:table-row>
        <table:table-row table:style-name="ro1">
          <table:table-cell office:value-type="float" office:value="89.8" calcext:value-type="float">
            <text:p>89.8</text:p>
          </table:table-cell>
          <table:table-cell table:style-name="ce32" office:value-type="float" office:value="4.3" calcext:value-type="float">
            <text:p>4.3</text:p>
          </table:table-cell>
          <table:table-cell table:style-name="ce7" office:value-type="string" calcext:value-type="string">
            <text:p>X</text:p>
          </table:table-cell>
          <table:table-cell office:value-type="float" office:value="0.0608274033215945" calcext:value-type="float">
            <text:p>0.060827403321595</text:p>
          </table:table-cell>
          <table:table-cell office:value-type="float" office:value="0.00653357774861885" calcext:value-type="float">
            <text:p>0.006533577748619</text:p>
          </table:table-cell>
          <table:table-cell table:style-name="ce42" office:value-type="float" office:value="0.000691590961047872" calcext:value-type="float">
            <text:p>6.92E-04</text:p>
          </table:table-cell>
          <table:table-cell table:formula="of:=(LN(([.C55]-[.D55])/([.D55]-[.E55])))/LN(2)" office:value-type="string" office:string-value="" calcext:value-type="error">
            <text:p>#VALUE!</text:p>
          </table:table-cell>
          <table:table-cell table:formula="of:=(LN(([.D55]-[.E55])/([.E55]-[.F55])))/LN(2)" office:value-type="float" office:value="3.21625714010209" calcext:value-type="float">
            <text:p>3.21625714010209</text:p>
          </table:table-cell>
          <table:table-cell table:number-columns-repeated="12"/>
        </table:table-row>
        <table:table-row table:style-name="ro1">
          <table:table-cell office:value-type="float" office:value="89.8" calcext:value-type="float">
            <text:p>89.8</text:p>
          </table:table-cell>
          <table:table-cell table:style-name="ce32" office:value-type="float" office:value="10.7" calcext:value-type="float">
            <text:p>10.7</text:p>
          </table:table-cell>
          <table:table-cell table:style-name="ce8" office:value-type="string" calcext:value-type="string">
            <text:p>x</text:p>
          </table:table-cell>
          <table:table-cell table:style-name="ce33" office:value-type="float" office:value="0.172256015021191" calcext:value-type="float">
            <text:p>0.172256015021191</text:p>
          </table:table-cell>
          <table:table-cell table:style-name="ce33" office:value-type="float" office:value="0.016202983795468" calcext:value-type="float">
            <text:p>0.016202983795468</text:p>
          </table:table-cell>
          <table:table-cell table:style-name="ce41" office:value-type="float" office:value="0.00172308110413777" calcext:value-type="float">
            <text:p>1.72E-03</text:p>
          </table:table-cell>
          <table:table-cell table:formula="of:=(LN(([.C56]-[.D56])/([.D56]-[.E56])))/LN(2)" office:value-type="string" office:string-value="" calcext:value-type="error">
            <text:p>#VALUE!</text:p>
          </table:table-cell>
          <table:table-cell table:formula="of:=(LN(([.D56]-[.E56])/([.E56]-[.F56])))/LN(2)" office:value-type="float" office:value="3.42991256863056" calcext:value-type="float">
            <text:p>3.42991256863056</text:p>
          </table:table-cell>
          <table:table-cell table:number-columns-repeated="12"/>
        </table:table-row>
        <table:table-row table:style-name="ro1">
          <table:table-cell office:value-type="float" office:value="94.9" calcext:value-type="float">
            <text:p>94.9</text:p>
          </table:table-cell>
          <table:table-cell table:style-name="ce32" office:value-type="float" office:value="4.3" calcext:value-type="float">
            <text:p>4.3</text:p>
          </table:table-cell>
          <table:table-cell table:style-name="ce7" office:value-type="string" calcext:value-type="string">
            <text:p>x</text:p>
          </table:table-cell>
          <table:table-cell office:value-type="float" office:value="10.8385545726525" calcext:value-type="float">
            <text:p>10.8385545726525</text:p>
          </table:table-cell>
          <table:table-cell office:value-type="float" office:value="0.0394381629301686" calcext:value-type="float">
            <text:p>0.039438162930169</text:p>
          </table:table-cell>
          <table:table-cell table:style-name="ce42" office:value-type="float" office:value="0.00391270242112096" calcext:value-type="float">
            <text:p>3.91E-03</text:p>
          </table:table-cell>
          <table:table-cell table:formula="of:=(LN(([.C57]-[.D57])/([.D57]-[.E57])))/LN(2)" office:value-type="string" office:string-value="" calcext:value-type="error">
            <text:p>#VALUE!</text:p>
          </table:table-cell>
          <table:table-cell table:formula="of:=(LN(([.D57]-[.E57])/([.E57]-[.F57])))/LN(2)" office:value-type="float" office:value="8.24784420875272" calcext:value-type="float">
            <text:p>8.24784420875272</text:p>
          </table:table-cell>
          <table:table-cell table:number-columns-repeated="12"/>
        </table:table-row>
        <table:table-row table:style-name="ro1">
          <table:table-cell office:value-type="float" office:value="94.9" calcext:value-type="float">
            <text:p>94.9</text:p>
          </table:table-cell>
          <table:table-cell table:style-name="ce32" office:value-type="float" office:value="10.7" calcext:value-type="float">
            <text:p>10.7</text:p>
          </table:table-cell>
          <table:table-cell table:style-name="ce7" office:value-type="string" calcext:value-type="string">
            <text:p>x</text:p>
          </table:table-cell>
          <table:table-cell office:value-type="float" office:value="11.0781501885503" calcext:value-type="float">
            <text:p>11.0781501885503</text:p>
          </table:table-cell>
          <table:table-cell office:value-type="float" office:value="0.0970644633613107" calcext:value-type="float">
            <text:p>0.097064463361311</text:p>
          </table:table-cell>
          <table:table-cell table:style-name="ce42" office:value-type="float" office:value="0.00964785943556113" calcext:value-type="float">
            <text:p>9.65E-03</text:p>
          </table:table-cell>
          <table:table-cell table:formula="of:=(LN(([.C58]-[.D58])/([.D58]-[.E58])))/LN(2)" office:value-type="string" office:string-value="" calcext:value-type="error">
            <text:p>#VALUE!</text:p>
          </table:table-cell>
          <table:table-cell table:formula="of:=(LN(([.D58]-[.E58])/([.E58]-[.F58])))/LN(2)" office:value-type="float" office:value="6.97289765711898" calcext:value-type="float">
            <text:p>6.9728976571189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3" table:number-columns-repeated="4"/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Average</text:p>
          </table:table-cell>
          <table:table-cell table:formula="of:=AVERAGE([.G51:.G58])" office:value-type="string" office:string-value="" calcext:value-type="error">
            <text:p>Err:502</text:p>
          </table:table-cell>
          <table:table-cell table:formula="of:=AVERAGE([.H51:.H58])" office:value-type="string" office:string-value="" calcext:value-type="error">
            <text:p>Err:502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Total Ave</text:p>
          </table:table-cell>
          <table:table-cell table:style-name="ce34" table:formula="of:=AVERAGE([.G51:.H58])" office:value-type="string" office:string-value="" calcext:value-type="error" table:number-columns-spanned="2" table:number-rows-spanned="1">
            <text:p>Err:502</text:p>
          </table:table-cell>
          <table:covered-table-cell/>
          <table:table-cell table:number-columns-repeated="10"/>
          <table:table-cell table:number-columns-spanned="2" table:number-rows-spanned="1"/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Max</text:p>
          </table:table-cell>
          <table:table-cell table:formula="of:=MAX([.G51:.G58])" office:value-type="string" office:string-value="" calcext:value-type="error">
            <text:p>Err:502</text:p>
          </table:table-cell>
          <table:table-cell table:formula="of:=MAX([.H51:.H58])" office:value-type="string" office:string-value="" calcext:value-type="error">
            <text:p>Err:502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in</text:p>
          </table:table-cell>
          <table:table-cell table:formula="of:=MIN([.G51:.G58])" office:value-type="string" office:string-value="" calcext:value-type="error">
            <text:p>Err:502</text:p>
          </table:table-cell>
          <table:table-cell table:formula="of:=MIN([.H51:.H58])" office:value-type="string" office:string-value="" calcext:value-type="error">
            <text:p>Err:502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tand. Dev</text:p>
          </table:table-cell>
          <table:table-cell table:formula="of:=STDEV([.G51:.G58])" office:value-type="string" office:string-value="" calcext:value-type="error">
            <text:p>Err:502</text:p>
          </table:table-cell>
          <table:table-cell table:formula="of:=STDEV([.H51:.H58])" office:value-type="string" office:string-value="" calcext:value-type="error">
            <text:p>Err:502</text:p>
          </table:table-cell>
          <table:table-cell table:number-columns-repeated="12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Percent Semi</text:p>
          </table:table-cell>
          <table:table-cell office:value-type="string" calcext:value-type="string">
            <text:p>AoA</text:p>
          </table:table-cell>
          <table:table-cell table:style-name="ce34" office:value-type="string" calcext:value-type="string" table:number-columns-spanned="4" table:number-rows-spanned="1">
            <text:p>Formulation Difference Drag Coeff. Values</text:p>
          </table:table-cell>
          <table:covered-table-cell table:number-columns-repeated="3"/>
          <table:table-cell office:value-type="string" calcext:value-type="string">
            <text:p>P – order of convergence</text:p>
          </table:table-cell>
          <table:table-cell table:number-columns-repeated="7"/>
          <table:table-cell table:number-columns-spanned="4" table:number-rows-spanned="1"/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>
            <text:p>10 Node</text:p>
          </table:table-cell>
          <table:table-cell table:style-name="ce35" office:value-type="string" calcext:value-type="string">
            <text:p>20 Node</text:p>
          </table:table-cell>
          <table:table-cell table:style-name="ce35" office:value-type="string" calcext:value-type="string">
            <text:p>40 Node</text:p>
          </table:table-cell>
          <table:table-cell table:style-name="ce35" office:value-type="string" calcext:value-type="string">
            <text:p>80 Node</text:p>
          </table:table-cell>
          <table:table-cell office:value-type="string" calcext:value-type="string">
            <text:p>10,20,40</text:p>
          </table:table-cell>
          <table:table-cell office:value-type="string" calcext:value-type="string">
            <text:p>20,40,80</text:p>
          </table:table-cell>
          <table:table-cell table:number-columns-repeated="12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ce32" office:value-type="float" office:value="4.2" calcext:value-type="float">
            <text:p>4.2</text:p>
          </table:table-cell>
          <table:table-cell office:value-type="float" office:value="0.00166136259173011" calcext:value-type="float">
            <text:p>0.00166136259173</text:p>
          </table:table-cell>
          <table:table-cell table:style-name="ce36" office:value-type="float" office:value="0.000125117163486899" calcext:value-type="float">
            <text:p>1.25E-04</text:p>
          </table:table-cell>
          <table:table-cell table:style-name="ce36" office:value-type="float" office:value="0.0000112477865783223" calcext:value-type="float">
            <text:p>1.12E-05</text:p>
          </table:table-cell>
          <table:table-cell table:style-name="ce40" office:value-type="float" office:value="0.00000202377852653174" calcext:value-type="float">
            <text:p>2.02E-06</text:p>
          </table:table-cell>
          <table:table-cell table:formula="of:=(LN(([.C70]-[.D70])/([.D70]-[.E70])))/LN(2)" office:value-type="float" office:value="3.75395699943648" calcext:value-type="float">
            <text:p>3.75395699943648</text:p>
          </table:table-cell>
          <table:table-cell table:formula="of:=(LN(([.D70]-[.E70])/([.E70]-[.F70])))/LN(2)" office:value-type="float" office:value="3.62584223012962" calcext:value-type="float">
            <text:p>3.62584223012962</text:p>
          </table:table-cell>
          <table:table-cell table:number-columns-repeated="12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ce32" office:value-type="float" office:value="10.4" calcext:value-type="float">
            <text:p>10.4</text:p>
          </table:table-cell>
          <table:table-cell table:style-name="ce36" office:value-type="float" office:value="0.00160174118385015" calcext:value-type="float">
            <text:p>1.60E-03</text:p>
          </table:table-cell>
          <table:table-cell table:style-name="ce36" office:value-type="float" office:value="0.00011908617947376" calcext:value-type="float">
            <text:p>1.19E-04</text:p>
          </table:table-cell>
          <table:table-cell table:style-name="ce36" office:value-type="float" office:value="0.00000924371504912314" calcext:value-type="float">
            <text:p>9.24E-06</text:p>
          </table:table-cell>
          <table:table-cell table:style-name="ce40" office:value-type="float" office:value="0.00000135952471430612" calcext:value-type="float">
            <text:p>1.36E-06</text:p>
          </table:table-cell>
          <table:table-cell table:formula="of:=(LN(([.C71]-[.D71])/([.D71]-[.E71])))/LN(2)" office:value-type="float" office:value="3.75467513504472" calcext:value-type="float">
            <text:p>3.75467513504472</text:p>
          </table:table-cell>
          <table:table-cell table:formula="of:=(LN(([.D71]-[.E71])/([.E71]-[.F71])))/LN(2)" office:value-type="float" office:value="3.80032948365511" calcext:value-type="float">
            <text:p>3.80032948365511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2" office:value-type="float" office:value="4.2" calcext:value-type="float">
            <text:p>4.2</text:p>
          </table:table-cell>
          <table:table-cell table:style-name="ce33" office:value-type="float" office:value="0.0291598448530004" calcext:value-type="float">
            <text:p>0.029159844853</text:p>
          </table:table-cell>
          <table:table-cell table:style-name="ce33" office:value-type="float" office:value="0.00160601860256526" calcext:value-type="float">
            <text:p>0.001606018602565</text:p>
          </table:table-cell>
          <table:table-cell table:style-name="ce37" office:value-type="float" office:value="0.000140017509091872" calcext:value-type="float">
            <text:p>1.40E-04</text:p>
          </table:table-cell>
          <table:table-cell table:style-name="ce41" office:value-type="float" office:value="0.0000250938612712526" calcext:value-type="float">
            <text:p>2.51E-05</text:p>
          </table:table-cell>
          <table:table-cell table:formula="of:=(LN(([.C72]-[.D72])/([.D72]-[.E72])))/LN(2)" office:value-type="float" office:value="4.23229458727031" calcext:value-type="float">
            <text:p>4.23229458727031</text:p>
          </table:table-cell>
          <table:table-cell table:formula="of:=(LN(([.D72]-[.E72])/([.E72]-[.F72])))/LN(2)" office:value-type="float" office:value="3.67313858279053" calcext:value-type="float">
            <text:p>3.67313858279053</text:p>
          </table:table-cell>
          <table:table-cell table:number-columns-repeated="1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2" office:value-type="float" office:value="10.5" calcext:value-type="float">
            <text:p>10.5</text:p>
          </table:table-cell>
          <table:table-cell office:value-type="float" office:value="0.0285169556550038" calcext:value-type="float">
            <text:p>0.028516955655004</text:p>
          </table:table-cell>
          <table:table-cell office:value-type="float" office:value="0.00156594813041355" calcext:value-type="float">
            <text:p>0.001565948130414</text:p>
          </table:table-cell>
          <table:table-cell table:style-name="ce36" office:value-type="float" office:value="0.00013295607649777" calcext:value-type="float">
            <text:p>1.33E-04</text:p>
          </table:table-cell>
          <table:table-cell table:style-name="ce42" office:value-type="float" office:value="0.00000834478292421892" calcext:value-type="float">
            <text:p>8.34E-06</text:p>
          </table:table-cell>
          <table:table-cell table:formula="of:=(LN(([.C73]-[.D73])/([.D73]-[.E73])))/LN(2)" office:value-type="float" office:value="4.23323669221502" calcext:value-type="float">
            <text:p>4.23323669221502</text:p>
          </table:table-cell>
          <table:table-cell table:formula="of:=(LN(([.D73]-[.E73])/([.E73]-[.F73])))/LN(2)" office:value-type="float" office:value="3.52352387828026" calcext:value-type="float">
            <text:p>3.52352387828026</text:p>
          </table:table-cell>
          <table:table-cell table:number-columns-repeated="12"/>
        </table:table-row>
        <table:table-row table:style-name="ro1">
          <table:table-cell office:value-type="float" office:value="89.8" calcext:value-type="float">
            <text:p>89.8</text:p>
          </table:table-cell>
          <table:table-cell table:style-name="ce32" office:value-type="float" office:value="4.3" calcext:value-type="float">
            <text:p>4.3</text:p>
          </table:table-cell>
          <table:table-cell table:style-name="ce7" office:value-type="string" calcext:value-type="string">
            <text:p>X</text:p>
          </table:table-cell>
          <table:table-cell office:value-type="float" office:value="-0.0269927356861201" calcext:value-type="float">
            <text:p>-0.02699273568612</text:p>
          </table:table-cell>
          <table:table-cell office:value-type="float" office:value="-0.00236381929422508" calcext:value-type="float">
            <text:p>-0.002363819294225</text:p>
          </table:table-cell>
          <table:table-cell table:style-name="ce42" office:value-type="float" office:value="-0.000224261789511071" calcext:value-type="float">
            <text:p>-2.24E-04</text:p>
          </table:table-cell>
          <table:table-cell table:formula="of:=(LN(([.C74]-[.D74])/([.D74]-[.E74])))/LN(2)" office:value-type="string" office:string-value="" calcext:value-type="error">
            <text:p>#VALUE!</text:p>
          </table:table-cell>
          <table:table-cell table:formula="of:=(LN(([.D74]-[.E74])/([.E74]-[.F74])))/LN(2)" office:value-type="float" office:value="3.52496879461996" calcext:value-type="float">
            <text:p>3.52496879461996</text:p>
          </table:table-cell>
          <table:table-cell table:number-columns-repeated="12"/>
        </table:table-row>
        <table:table-row table:style-name="ro1">
          <table:table-cell office:value-type="float" office:value="89.8" calcext:value-type="float">
            <text:p>89.8</text:p>
          </table:table-cell>
          <table:table-cell table:style-name="ce32" office:value-type="float" office:value="10.7" calcext:value-type="float">
            <text:p>10.7</text:p>
          </table:table-cell>
          <table:table-cell table:style-name="ce8" office:value-type="string" calcext:value-type="string">
            <text:p>x</text:p>
          </table:table-cell>
          <table:table-cell table:style-name="ce33" office:value-type="float" office:value="-0.026832780219864" calcext:value-type="float">
            <text:p>-0.026832780219864</text:p>
          </table:table-cell>
          <table:table-cell table:style-name="ce33" office:value-type="float" office:value="-0.00228861541581504" calcext:value-type="float">
            <text:p>-0.002288615415815</text:p>
          </table:table-cell>
          <table:table-cell table:style-name="ce41" office:value-type="float" office:value="-0.000216076656188946" calcext:value-type="float">
            <text:p>-2.16E-04</text:p>
          </table:table-cell>
          <table:table-cell table:formula="of:=(LN(([.C75]-[.D75])/([.D75]-[.E75])))/LN(2)" office:value-type="string" office:string-value="" calcext:value-type="error">
            <text:p>#VALUE!</text:p>
          </table:table-cell>
          <table:table-cell table:formula="of:=(LN(([.D75]-[.E75])/([.E75]-[.F75])))/LN(2)" office:value-type="float" office:value="3.56590908741754" calcext:value-type="float">
            <text:p>3.56590908741754</text:p>
          </table:table-cell>
          <table:table-cell table:number-columns-repeated="12"/>
        </table:table-row>
        <table:table-row table:style-name="ro1">
          <table:table-cell office:value-type="float" office:value="94.9" calcext:value-type="float">
            <text:p>94.9</text:p>
          </table:table-cell>
          <table:table-cell table:style-name="ce32" office:value-type="float" office:value="4.3" calcext:value-type="float">
            <text:p>4.3</text:p>
          </table:table-cell>
          <table:table-cell table:style-name="ce7" office:value-type="string" calcext:value-type="string">
            <text:p>x</text:p>
          </table:table-cell>
          <table:table-cell office:value-type="float" office:value="-1.37758163464707" calcext:value-type="float">
            <text:p>-1.37758163464707</text:p>
          </table:table-cell>
          <table:table-cell office:value-type="float" office:value="-0.01356924765975" calcext:value-type="float">
            <text:p>-0.01356924765975</text:p>
          </table:table-cell>
          <table:table-cell table:style-name="ce32" office:value-type="float" office:value="-0.00125395177215301" calcext:value-type="float">
            <text:p>-0.001253951772153</text:p>
          </table:table-cell>
          <table:table-cell table:formula="of:=(LN(([.C76]-[.D76])/([.D76]-[.E76])))/LN(2)" office:value-type="string" office:string-value="" calcext:value-type="error">
            <text:p>#VALUE!</text:p>
          </table:table-cell>
          <table:table-cell table:formula="of:=(LN(([.D76]-[.E76])/([.E76]-[.F76])))/LN(2)" office:value-type="float" office:value="6.7912616452441" calcext:value-type="float">
            <text:p>6.7912616452441</text:p>
          </table:table-cell>
          <table:table-cell table:number-columns-repeated="12"/>
        </table:table-row>
        <table:table-row table:style-name="ro1">
          <table:table-cell office:value-type="float" office:value="94.9" calcext:value-type="float">
            <text:p>94.9</text:p>
          </table:table-cell>
          <table:table-cell table:style-name="ce32" office:value-type="float" office:value="10.7" calcext:value-type="float">
            <text:p>10.7</text:p>
          </table:table-cell>
          <table:table-cell table:style-name="ce7" office:value-type="string" calcext:value-type="string">
            <text:p>x</text:p>
          </table:table-cell>
          <table:table-cell office:value-type="float" office:value="-1.32987819262906" calcext:value-type="float">
            <text:p>-1.32987819262906</text:p>
          </table:table-cell>
          <table:table-cell office:value-type="float" office:value="-0.0134857833770548" calcext:value-type="float">
            <text:p>-0.013485783377055</text:p>
          </table:table-cell>
          <table:table-cell table:style-name="ce42" office:value-type="float" office:value="-0.00122208221061793" calcext:value-type="float">
            <text:p>-1.22E-03</text:p>
          </table:table-cell>
          <table:table-cell table:formula="of:=(LN(([.C77]-[.D77])/([.D77]-[.E77])))/LN(2)" office:value-type="string" office:string-value="" calcext:value-type="error">
            <text:p>#VALUE!</text:p>
          </table:table-cell>
          <table:table-cell table:formula="of:=(LN(([.D77]-[.E77])/([.E77]-[.F77])))/LN(2)" office:value-type="float" office:value="6.74605135440136" calcext:value-type="float">
            <text:p>6.7460513544013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3" table:number-columns-repeated="4"/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Average</text:p>
          </table:table-cell>
          <table:table-cell table:formula="of:=AVERAGE([.G70:.G77])" office:value-type="string" office:string-value="" calcext:value-type="error">
            <text:p>#VALUE!</text:p>
          </table:table-cell>
          <table:table-cell table:formula="of:=AVERAGE([.H70:.H77])" office:value-type="float" office:value="4.40637813206731" calcext:value-type="float">
            <text:p>4.40637813206731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Total Ave</text:p>
          </table:table-cell>
          <table:table-cell table:style-name="ce34" table:formula="of:=AVERAGE([.G70:.H77])" office:value-type="string" office:string-value="" calcext:value-type="error" table:number-columns-spanned="2" table:number-rows-spanned="1">
            <text:p>#VALUE!</text:p>
          </table:table-cell>
          <table:covered-table-cell/>
          <table:table-cell table:number-columns-repeated="10"/>
          <table:table-cell table:number-columns-spanned="2" table:number-rows-spanned="1"/>
          <table:covered-table-cell/>
        </table:table-row>
        <table:table-row table:style-name="ro1">
          <table:table-cell table:number-columns-repeated="5"/>
          <table:table-cell office:value-type="string" calcext:value-type="string">
            <text:p>Max</text:p>
          </table:table-cell>
          <table:table-cell table:formula="of:=MAX([.G70:.G77])" office:value-type="string" office:string-value="" calcext:value-type="error">
            <text:p>#VALUE!</text:p>
          </table:table-cell>
          <table:table-cell table:formula="of:=MAX([.H70:.H77])" office:value-type="float" office:value="6.7912616452441" calcext:value-type="float">
            <text:p>6.7912616452441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in</text:p>
          </table:table-cell>
          <table:table-cell table:formula="of:=MIN([.G70:.G77])" office:value-type="string" office:string-value="" calcext:value-type="error">
            <text:p>#VALUE!</text:p>
          </table:table-cell>
          <table:table-cell table:formula="of:=MIN([.H70:.H77])" office:value-type="float" office:value="3.52352387828026" calcext:value-type="float">
            <text:p>3.52352387828026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tand. Dev</text:p>
          </table:table-cell>
          <table:table-cell table:formula="of:=STDEV([.G70:.G77])" office:value-type="string" office:string-value="" calcext:value-type="error">
            <text:p>#VALUE!</text:p>
          </table:table-cell>
          <table:table-cell table:formula="of:=STDEV([.H70:.H77])" office:value-type="float" office:value="1.46085170472535" calcext:value-type="float">
            <text:p>1.4608517047253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 style:data-style-name="N2" text:time-value="10:18:09.031376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7T09:58:07.427014124</meta:creation-date>
    <dc:date>2022-06-29T14:33:36.460407548</dc:date>
    <meta:editing-duration>PT5H23M20S</meta:editing-duration>
    <meta:editing-cycles>37</meta:editing-cycles>
    <meta:generator>LibreOffice/6.4.7.2$Linux_X86_64 LibreOffice_project/40$Build-2</meta:generator>
    <meta:document-statistic meta:table-count="1" meta:cell-count="371" meta:object-count="0"/>
  </office:meta>
</office:document-meta>
</file>